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91.85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17.15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32.68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170.29mm"/>
    </style:style>
    <style:style style:name="co11" style:family="table-column">
      <style:table-column-properties fo:break-before="auto" style:column-width="29.76mm"/>
    </style:style>
    <style:style style:name="co12" style:family="table-column">
      <style:table-column-properties fo:break-before="auto" style:column-width="12.24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62mm"/>
    </style:style>
    <style:style style:name="co15" style:family="table-column">
      <style:table-column-properties fo:break-before="auto" style:column-width="8.78mm"/>
    </style:style>
    <style:style style:name="co16" style:family="table-column">
      <style:table-column-properties fo:break-before="auto" style:column-width="10.16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53mm"/>
    </style:style>
    <style:style style:name="co19" style:family="table-column">
      <style:table-column-properties fo:break-before="auto" style:column-width="11.69mm"/>
    </style:style>
    <style:style style:name="co20" style:family="table-column">
      <style:table-column-properties fo:break-before="auto" style:column-width="18.79mm"/>
    </style:style>
    <style:style style:name="co21" style:family="table-column">
      <style:table-column-properties fo:break-before="auto" style:column-width="19.69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5.98mm"/>
    </style:style>
    <style:style style:name="co24" style:family="table-column">
      <style:table-column-properties fo:break-before="auto" style:column-width="14.98mm"/>
    </style:style>
    <style:style style:name="co25" style:family="table-column">
      <style:table-column-properties fo:break-before="auto" style:column-width="9.24mm"/>
    </style:style>
    <style:style style:name="co26" style:family="table-column">
      <style:table-column-properties fo:break-before="auto" style:column-width="16.88mm"/>
    </style:style>
    <style:style style:name="co27" style:family="table-column">
      <style:table-column-properties fo:break-before="auto" style:column-width="5.72mm"/>
    </style:style>
    <style:style style:name="co28" style:family="table-column">
      <style:table-column-properties fo:break-before="auto" style:column-width="17.96mm"/>
    </style:style>
    <style:style style:name="co29" style:family="table-column">
      <style:table-column-properties fo:break-before="auto" style:column-width="6.79mm"/>
    </style:style>
    <style:style style:name="co30" style:family="table-column">
      <style:table-column-properties fo:break-before="auto" style:column-width="10.34mm"/>
    </style:style>
    <style:style style:name="co31" style:family="table-column">
      <style:table-column-properties fo:break-before="auto" style:column-width="5.43mm"/>
    </style:style>
    <style:style style:name="co32" style:family="table-column">
      <style:table-column-properties fo:break-before="auto" style:column-width="4.89mm"/>
    </style:style>
    <style:style style:name="co33" style:family="table-column">
      <style:table-column-properties fo:break-before="auto" style:column-width="16.33mm"/>
    </style:style>
    <style:style style:name="co34" style:family="table-column">
      <style:table-column-properties fo:break-before="auto" style:column-width="11.17mm"/>
    </style:style>
    <style:style style:name="co35" style:family="table-column">
      <style:table-column-properties fo:break-before="auto" style:column-width="16.05mm"/>
    </style:style>
    <style:style style:name="ro1" style:family="table-row">
      <style:table-row-properties style:row-height="13.1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21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ext-properties style:text-line-through-style="solid" style:text-line-through-type="double" style:text-overline-style="none" style:text-overline-color="font-color"/>
    </style:style>
    <style:style style:name="ce18" style:family="table-cell" style:parent-style-name="Default" style:data-style-name="N112"/>
    <style:style style:name="ce44" style:family="table-cell" style:parent-style-name="Default">
      <style:table-cell-properties fo:background-color="#ffd7d7"/>
    </style:style>
    <style:style style:name="ce4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dee6ef"/>
    </style:style>
    <style:style style:name="ce4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ffd7"/>
    </style:style>
    <style:style style:name="ce4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3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54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5" style:family="table-cell" style:parent-style-name="Default">
      <style:text-properties style:text-line-through-style="solid" style:text-line-through-type="double" style:text-overline-style="none" style:text-overline-color="font-color"/>
    </style:style>
    <style:style style:name="ce66" style:family="table-cell" style:parent-style-name="Default" style:data-style-name="N112"/>
    <style:style style:name="ce67" style:family="table-cell" style:parent-style-name="Default">
      <style:table-cell-properties fo:background-color="#ffd7d7"/>
    </style:style>
    <style:style style:name="ce6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#dee6ef"/>
    </style:style>
    <style:style style:name="ce70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fo:background-color="#ffffd7"/>
    </style:style>
    <style:style style:name="ce72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parc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57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51"/>
        <table:table-column table:style-name="co1" table:default-cell-style-name="Default"/>
        <table:table-column table:style-name="co1" table:default-cell-style-name="ce57"/>
        <table:table-column table:style-name="co1" table:number-columns-repeated="2" table:default-cell-style-name="ce62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43" office:value-type="string" calcext:value-type="string">
            <text:p>Opcode</text:p>
          </table:table-cell>
          <table:table-cell table:style-name="ce43" office:value-type="string" calcext:value-type="string">
            <text:p>Format type</text:p>
          </table:table-cell>
          <table:table-cell table:style-name="ce43" office:value-type="string" calcext:value-type="string">
            <text:p>Format Value</text:p>
          </table:table-cell>
          <table:table-cell table:style-name="ce43" office:value-type="string" calcext:value-type="string">
            <text:p>Other field</text:p>
          </table:table-cell>
          <table:table-cell table:style-name="ce43" office:value-type="string" calcext:value-type="string">
            <text:p>Value</text:p>
          </table:table-cell>
          <table:table-cell table:style-name="ce43" office:value-type="string" calcext:value-type="string">
            <text:p>Operation</text:p>
          </table:table-cell>
          <table:table-cell table:style-name="ce56" office:value-type="string" calcext:value-type="string">
            <text:p>Sparc V8 Manual main description page</text:p>
          </table:table-cell>
          <table:table-cell table:style-name="ce56" office:value-type="string" calcext:value-type="string">
            <text:p>Sparc V8 Manual main description Chapter reference</text:p>
          </table:table-cell>
          <table:table-cell table:style-name="ce43" office:value-type="string" calcext:value-type="string">
            <text:p>Insn Category</text:p>
          </table:table-cell>
          <table:table-cell table:style-name="ce43" office:value-type="string" calcext:value-type="string">
            <text:p>Insn Category Index</text:p>
          </table:table-cell>
          <table:table-cell table:style-name="ce43" office:value-type="string" calcext:value-type="string">
            <text:p>Format Index</text:p>
          </table:table-cell>
          <table:table-cell table:style-name="ce59" office:value-type="string" calcext:value-type="string">
            <text:p>Processing Status</text:p>
          </table:table-cell>
          <table:table-cell table:style-name="ce59" office:value-type="string" calcext:value-type="string">
            <text:p>Privilege</text:p>
          </table:table-cell>
          <table:table-cell table:style-name="ce43" office:value-type="string" calcext:value-type="string">
            <text:p>Notes</text:p>
          </table:table-cell>
          <table:table-cell table:style-name="ce56" office:value-type="string" calcext:value-type="string">
            <text:p>Register Type, if any</text:p>
          </table:table-cell>
          <table:table-cell table:style-name="ce43" office:value-type="string" calcext:value-type="string">
            <text:p>ASM Rator Syntax</text:p>
          </table:table-cell>
          <table:table-cell table:style-name="ce43" office:value-type="string" calcext:value-type="string">
            <text:p>Num Args</text:p>
          </table:table-cell>
          <table:table-cell table:style-name="ce64" office:value-type="string" calcext:value-type="string">
            <text:p>ASM Arg 1</text:p>
          </table:table-cell>
          <table:table-cell table:style-name="ce64" office:value-type="string" calcext:value-type="string">
            <text:p>ASM Arg 2</text:p>
          </table:table-cell>
          <table:table-cell table:style-name="ce64" office:value-type="string" calcext:value-type="string">
            <text:p>ASM Arg 3</text:p>
          </table:table-cell>
          <table:table-cell table:style-name="ce64" office:value-type="string" calcext:value-type="string">
            <text:p>ASM Arg 4</text:p>
          </table:table-cell>
          <table:table-cell table:style-name="ce64" office:value-type="string" calcext:value-type="string">
            <text:p>END</text:p>
          </table:table-cell>
          <table:table-cell table:style-name="ce64"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" calcext:value-type="float">
            <text:p>001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" calcext:value-type="float">
            <text:p>00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" calcext:value-type="float">
            <text:p>00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" calcext:value-type="float">
            <text:p>00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0" calcext:value-type="float">
            <text:p>00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" calcext:value-type="float">
            <text:p>00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1" calcext:value-type="float">
            <text:p>011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0" calcext:value-type="float">
            <text:p>0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" calcext:value-type="float">
            <text:p>01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" calcext:value-type="float">
            <text:p>01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" calcext:value-type="float">
            <text:p>01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" calcext:value-type="float">
            <text:p>01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1" calcext:value-type="float">
            <text:p>10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1" calcext:value-type="float">
            <text:p>10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00" calcext:value-type="float">
            <text:p>11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11" calcext:value-type="float">
            <text:p>11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01" calcext:value-type="float">
            <text:p>11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" calcext:value-type="float">
            <text:p>00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" calcext:value-type="float">
            <text:p>00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" calcext:value-type="float">
            <text:p>00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" calcext:value-type="float">
            <text:p>00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1" calcext:value-type="float">
            <text:p>01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10" calcext:value-type="float">
            <text:p>01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0" calcext:value-type="float">
            <text:p>01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A 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11" calcext:value-type="float">
            <text:p>01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0" calcext:value-type="float">
            <text:p>10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1" calcext:value-type="float">
            <text:p>10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1" calcext:value-type="float">
            <text:p>10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0" calcext:value-type="float">
            <text:p>10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00" calcext:value-type="float">
            <text:p>11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11" calcext:value-type="float">
            <text:p>11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01" calcext:value-type="float">
            <text:p>11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10" calcext:value-type="float">
            <text:p>11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" calcext:value-type="float">
            <text:p>001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A 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1" calcext:value-type="float">
            <text:p>011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" calcext:value-type="float">
            <text:p>001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A 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1" calcext:value-type="float">
            <text:p>011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ETHI</text:p>
          </table:table-cell>
          <table:table-cell table:style-name="ce51" office:value-type="string" calcext:value-type="string">
            <text:p>op2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OP</text:p>
          </table:table-cell>
          <table:table-cell table:style-name="ce51" office:value-type="string" calcext:value-type="string">
            <text:p>op2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" calcext:value-type="float">
            <text:p>00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" calcext:value-type="float">
            <text:p>01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" calcext:value-type="float">
            <text:p>00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1" calcext:value-type="float">
            <text:p>01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" calcext:value-type="float">
            <text:p>00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" calcext:value-type="float">
            <text:p>01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" calcext:value-type="float">
            <text:p>00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10" calcext:value-type="float">
            <text:p>01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" calcext:value-type="float">
            <text:p>00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" calcext:value-type="float">
            <text:p>01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" calcext:value-type="float">
            <text:p>00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11" calcext:value-type="float">
            <text:p>01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1" calcext:value-type="float">
            <text:p>10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0" calcext:value-type="float">
            <text:p>10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1" calcext:value-type="float">
            <text:p>10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0" calcext:value-type="float">
            <text:p>00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" calcext:value-type="float">
            <text:p>01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" calcext:value-type="float">
            <text:p>001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0" calcext:value-type="float">
            <text:p>011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0" calcext:value-type="float">
            <text:p>10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" calcext:value-type="float">
            <text:p>00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0" calcext:value-type="float">
            <text:p>01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" calcext:value-type="float">
            <text:p>001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0" calcext:value-type="float">
            <text:p>011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1" calcext:value-type="float">
            <text:p>10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1" calcext:value-type="float">
            <text:p>10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0" calcext:value-type="float">
            <text:p>10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" calcext:value-type="float">
            <text:p>00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1" calcext:value-type="float">
            <text:p>001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0" calcext:value-type="float">
            <text:p>0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1" calcext:value-type="float">
            <text:p>011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" calcext:value-type="float">
            <text:p>001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" calcext:value-type="float">
            <text:p>001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0" calcext:value-type="float">
            <text:p>011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1" calcext:value-type="float">
            <text:p>011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00" calcext:value-type="float">
            <text:p>111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01" calcext:value-type="float">
            <text:p>111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A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U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U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C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S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POS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C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S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A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O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A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N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2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ALL</text:p>
          </table:table-cell>
          <table:table-cell table:style-name="ce51" office:value-type="string" calcext:value-type="string">
            <text:p>op</text:p>
          </table:table-cell>
          <table:table-cell table:style-name="ce55" office:value-type="float" office:value="1" calcext:value-type="float">
            <text:p>01</text:p>
          </table:table-cell>
          <table:table-cell table:style-name="ce55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00" calcext:value-type="float">
            <text:p>111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01" calcext:value-type="float">
            <text:p>111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Y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01000" calcext:value-type="float">
            <text:p>101000</text:p>
          </table:table-cell>
          <table:table-cell table:style-name="ce53"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01000" calcext:value-type="float">
            <text:p>101000</text:p>
          </table:table-cell>
          <table:table-cell table:style-name="ce53"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01000" calcext:value-type="float">
            <text:p>101000</text:p>
          </table:table-cell>
          <table:table-cell table:style-name="ce53"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PSR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01001" calcext:value-type="float">
            <text:p>101001</text:p>
          </table:table-cell>
          <table:table-cell table:style-name="ce53"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5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WIM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01010" calcext:value-type="float">
            <text:p>101010</text:p>
          </table:table-cell>
          <table:table-cell table:style-name="ce53"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5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TBR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01011" calcext:value-type="float">
            <text:p>101011</text:p>
          </table:table-cell>
          <table:table-cell table:style-name="ce53"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Y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000" calcext:value-type="float">
            <text:p>110000</text:p>
          </table:table-cell>
          <table:table-cell table:style-name="ce53"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000" calcext:value-type="float">
            <text:p>110000</text:p>
          </table:table-cell>
          <table:table-cell table:style-name="ce53"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000" calcext:value-type="float">
            <text:p>110000</text:p>
          </table:table-cell>
          <table:table-cell table:style-name="ce53"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a</text:p>
          </table:table-cell>
          <table:table-cell table:formula="of:=LOWER([.A155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PSR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001" calcext:value-type="float">
            <text:p>110001</text:p>
          </table:table-cell>
          <table:table-cell table:style-name="ce53"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51"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WIM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010" calcext:value-type="float">
            <text:p>110010</text:p>
          </table:table-cell>
          <table:table-cell table:style-name="ce53"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51"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TBR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011" calcext:value-type="float">
            <text:p>110011</text:p>
          </table:table-cell>
          <table:table-cell table:style-name="ce53"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R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01000" calcext:value-type="float">
            <text:p>101000</text:p>
          </table:table-cell>
          <table:table-cell table:style-name="ce53"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NIMP</text:p>
          </table:table-cell>
          <table:table-cell table:style-name="ce51" office:value-type="string" calcext:value-type="string">
            <text:p>op2</text:p>
          </table:table-cell>
          <table:table-cell table:style-name="ce51" office:value-type="float" office:value="0" calcext:value-type="float">
            <text:p>0</text:p>
          </table:table-cell>
          <table:table-cell table:style-name="ce53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51"/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1011" calcext:value-type="float">
            <text:p>111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i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i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i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OV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NEG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BS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MUL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MUL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50" office:value-type="string" calcext:value-type="string">
            <text:p>CPop1</text:p>
          </table:table-cell>
          <table:table-cell table:style-name="ce52" office:value-type="string" calcext:value-type="string">
            <text:p>op3</text:p>
          </table:table-cell>
          <table:table-cell table:style-name="ce52" office:value-type="float" office:value="110110" calcext:value-type="float">
            <text:p>110110</text:p>
          </table:table-cell>
          <table:table-cell table:style-name="ce52" office:value-type="string" calcext:value-type="string">
            <text:p>opc</text:p>
          </table:table-cell>
          <table:table-cell table:style-name="ce52"/>
          <table:table-cell table:style-name="ce50" office:value-type="string" calcext:value-type="string">
            <text:p>Coprocessor Operate</text:p>
          </table:table-cell>
          <table:table-cell table:style-name="ce58" office:value-type="float" office:value="149" calcext:value-type="float">
            <text:p>149</text:p>
          </table:table-cell>
          <table:table-cell table:style-name="ce58" office:value-type="string" calcext:value-type="string">
            <text:p>B34</text:p>
          </table:table-cell>
          <table:table-cell table:style-name="ce52" office:value-type="string" calcext:value-type="string">
            <text:p>Coprocessor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Opc: coproc specific</text:p>
          </table:table-cell>
          <table:table-cell table:style-name="ce61" office:value-type="string" calcext:value-type="string">
            <text:p>cccc</text:p>
          </table:table-cell>
          <table:table-cell table:style-name="ce63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opc</text:p>
          </table:table-cell>
          <table:table-cell table:style-name="ce50" office:value-type="string" calcext:value-type="string">
            <text:p>cprs1</text:p>
          </table:table-cell>
          <table:table-cell table:style-name="ce50" office:value-type="string" calcext:value-type="string">
            <text:p>cprs2</text:p>
          </table:table-cell>
          <table:table-cell table:style-name="ce50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50" office:value-type="string" calcext:value-type="string">
            <text:p>CPop2</text:p>
          </table:table-cell>
          <table:table-cell table:style-name="ce52" office:value-type="string" calcext:value-type="string">
            <text:p>op3</text:p>
          </table:table-cell>
          <table:table-cell table:style-name="ce52" office:value-type="float" office:value="110111" calcext:value-type="float">
            <text:p>110111</text:p>
          </table:table-cell>
          <table:table-cell table:style-name="ce52" office:value-type="string" calcext:value-type="string">
            <text:p>opc</text:p>
          </table:table-cell>
          <table:table-cell table:style-name="ce52"/>
          <table:table-cell table:style-name="ce50" office:value-type="string" calcext:value-type="string">
            <text:p>Coprocessor Operate</text:p>
          </table:table-cell>
          <table:table-cell table:style-name="ce58" office:value-type="float" office:value="149" calcext:value-type="float">
            <text:p>149</text:p>
          </table:table-cell>
          <table:table-cell table:style-name="ce58" office:value-type="string" calcext:value-type="string">
            <text:p>B34</text:p>
          </table:table-cell>
          <table:table-cell table:style-name="ce52" office:value-type="string" calcext:value-type="string">
            <text:p>Coprocessor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Opc: coproc specific</text:p>
          </table:table-cell>
          <table:table-cell table:style-name="ce61" office:value-type="string" calcext:value-type="string">
            <text:p>cccc</text:p>
          </table:table-cell>
          <table:table-cell table:style-name="ce63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opc</text:p>
          </table:table-cell>
          <table:table-cell table:style-name="ce50" office:value-type="string" calcext:value-type="string">
            <text:p>cprs1</text:p>
          </table:table-cell>
          <table:table-cell table:style-name="ce50" office:value-type="string" calcext:value-type="string">
            <text:p>cprs2</text:p>
          </table:table-cell>
          <table:table-cell table:style-name="ce50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" calcext:value-type="float">
            <text:p>001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0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" calcext:value-type="float">
            <text:p>00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0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" calcext:value-type="float">
            <text:p>00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0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" calcext:value-type="float">
            <text:p>00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0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0" calcext:value-type="float">
            <text:p>00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0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" calcext:value-type="float">
            <text:p>00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0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1" calcext:value-type="float">
            <text:p>10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1" calcext:value-type="float">
            <text:p>10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00" calcext:value-type="float">
            <text:p>11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11" calcext:value-type="float">
            <text:p>11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01" calcext:value-type="float">
            <text:p>11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" calcext:value-type="float">
            <text:p>00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n</text:p>
          </table:table-cell>
          <table:table-cell table:formula="of:=LOWER([.A214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" calcext:value-type="float">
            <text:p>00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n</text:p>
          </table:table-cell>
          <table:table-cell table:formula="of:=LOWER([.A215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" calcext:value-type="float">
            <text:p>00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n</text:p>
          </table:table-cell>
          <table:table-cell table:formula="of:=LOWER([.A216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" calcext:value-type="float">
            <text:p>00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n</text:p>
          </table:table-cell>
          <table:table-cell table:formula="of:=LOWER([.A217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0" calcext:value-type="float">
            <text:p>10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rn</text:p>
          </table:table-cell>
          <table:table-cell table:formula="of:=LOWER([.A21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1" calcext:value-type="float">
            <text:p>10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rn</text:p>
          </table:table-cell>
          <table:table-cell table:formula="of:=LOWER([.A21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1" calcext:value-type="float">
            <text:p>10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grn</text:p>
          </table:table-cell>
          <table:table-cell table:formula="of:=LOWER([.A22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0" calcext:value-type="float">
            <text:p>10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grn</text:p>
          </table:table-cell>
          <table:table-cell table:formula="of:=LOWER([.A22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00" calcext:value-type="float">
            <text:p>11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crn</text:p>
          </table:table-cell>
          <table:table-cell table:formula="of:=LOWER([.A22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11" calcext:value-type="float">
            <text:p>11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crn</text:p>
          </table:table-cell>
          <table:table-cell table:formula="of:=LOWER([.A22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01" calcext:value-type="float">
            <text:p>11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grn</text:p>
          </table:table-cell>
          <table:table-cell table:formula="of:=LOWER([.A22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10" calcext:value-type="float">
            <text:p>11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grn</text:p>
          </table:table-cell>
          <table:table-cell table:formula="of:=LOWER([.A22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" calcext:value-type="float">
            <text:p>001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2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" calcext:value-type="float">
            <text:p>00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27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" calcext:value-type="float">
            <text:p>01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28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" calcext:value-type="float">
            <text:p>00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29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1" calcext:value-type="float">
            <text:p>01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0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" calcext:value-type="float">
            <text:p>00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1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" calcext:value-type="float">
            <text:p>01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2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" calcext:value-type="float">
            <text:p>00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3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10" calcext:value-type="float">
            <text:p>01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4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" calcext:value-type="float">
            <text:p>00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5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" calcext:value-type="float">
            <text:p>01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6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" calcext:value-type="float">
            <text:p>00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7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11" calcext:value-type="float">
            <text:p>01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8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1" calcext:value-type="float">
            <text:p>10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9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0" calcext:value-type="float">
            <text:p>10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0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1" calcext:value-type="float">
            <text:p>10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1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0" calcext:value-type="float">
            <text:p>00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2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" calcext:value-type="float">
            <text:p>01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3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" calcext:value-type="float">
            <text:p>001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4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0" calcext:value-type="float">
            <text:p>011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5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6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0" calcext:value-type="float">
            <text:p>10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7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" calcext:value-type="float">
            <text:p>00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8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0" calcext:value-type="float">
            <text:p>01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9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" calcext:value-type="float">
            <text:p>001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0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0" calcext:value-type="float">
            <text:p>011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1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1" calcext:value-type="float">
            <text:p>10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2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1" calcext:value-type="float">
            <text:p>10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3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0" calcext:value-type="float">
            <text:p>10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4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" calcext:value-type="float">
            <text:p>00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5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1" calcext:value-type="float">
            <text:p>001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6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0" calcext:value-type="float">
            <text:p>0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7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1" calcext:value-type="float">
            <text:p>011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8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" calcext:value-type="float">
            <text:p>001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9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" calcext:value-type="float">
            <text:p>001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60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0" calcext:value-type="float">
            <text:p>011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61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1" calcext:value-type="float">
            <text:p>011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62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00" calcext:value-type="float">
            <text:p>111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63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01" calcext:value-type="float">
            <text:p>111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64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A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65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66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67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68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69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0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1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2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U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3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U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4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C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5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S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6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POS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7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8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C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9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S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0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A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81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2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3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4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5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6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7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8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9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90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91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92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93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94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95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O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96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A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97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N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98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99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0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1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2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3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4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5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6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7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8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9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10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11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2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12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00" calcext:value-type="float">
            <text:p>111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313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01" calcext:value-type="float">
            <text:p>111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14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15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16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17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18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19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0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1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2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3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4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5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6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7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8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9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30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1011" calcext:value-type="float">
            <text:p>111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3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58" table:number-columns-repeated="2"/>
          <table:table-cell table:number-columns-repeated="1016"/>
        </table:table-row>
        <table:table-row table:style-name="ro2" table:number-rows-repeated="10481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1" table:default-cell-style-name="ce57"/>
        <table:table-column table:style-name="co10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 AJIT processor implements the Sparc-V8 IS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e propose to extend this ISA to provide support for a native 64-bit integer datatyp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he proposed extensions use the existing instruction encodings to the maximum extent possibl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ll proposed extensions are RegisterXRegister -&gt; Register,Condition-codes type instruction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 load/store instructions are not modifi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e list the additional instructions in the subsequent section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 each case, only the differences in the encoding relative to an existing Sparc-V8 instruction are provided</text:p>
          </table:table-cell>
        </table:table-row>
      </table:table>
      <table:table table:name="ajit-insns" table:style-name="ta1">
        <table:table-column table:style-name="co11" table:default-cell-style-name="Default"/>
        <table:table-column table:style-name="co1" table:default-cell-style-name="ce51"/>
        <table:table-column table:style-name="co1" table:number-columns-repeated="3" table:default-cell-style-name="ce53"/>
        <table:table-column table:style-name="co1" table:default-cell-style-name="Default"/>
        <table:table-column table:style-name="co1" table:number-columns-repeated="2" table:default-cell-style-name="ce57"/>
        <table:table-column table:style-name="co1" table:number-columns-repeated="6" table:default-cell-style-name="ce51"/>
        <table:table-column table:style-name="co1" table:default-cell-style-name="ce57"/>
        <table:table-column table:style-name="co1" table:number-columns-repeated="2" table:default-cell-style-name="ce62"/>
        <table:table-column table:style-name="co1" table:number-columns-repeated="5" table:default-cell-style-name="Default"/>
        <table:table-row table:style-name="ro4">
          <table:table-cell table:style-name="ce43" office:value-type="string" calcext:value-type="string">
            <text:p>Opcode</text:p>
          </table:table-cell>
          <table:table-cell table:style-name="ce43" office:value-type="string" calcext:value-type="string">
            <text:p>Format type</text:p>
          </table:table-cell>
          <table:table-cell table:style-name="ce43" office:value-type="string" calcext:value-type="string">
            <text:p>Format Value</text:p>
          </table:table-cell>
          <table:table-cell table:style-name="ce43" office:value-type="string" calcext:value-type="string">
            <text:p>Other field</text:p>
          </table:table-cell>
          <table:table-cell table:style-name="ce43" office:value-type="string" calcext:value-type="string">
            <text:p>Value</text:p>
          </table:table-cell>
          <table:table-cell table:style-name="ce43" office:value-type="string" calcext:value-type="string">
            <text:p>Operation</text:p>
          </table:table-cell>
          <table:table-cell table:style-name="ce56" office:value-type="string" calcext:value-type="string">
            <text:p>Sparc V8 Manual main description page</text:p>
          </table:table-cell>
          <table:table-cell table:style-name="ce56" office:value-type="string" calcext:value-type="string">
            <text:p>Sparc V8 Manual main description Chapter reference</text:p>
          </table:table-cell>
          <table:table-cell table:style-name="ce43" office:value-type="string" calcext:value-type="string">
            <text:p>Insn Category</text:p>
          </table:table-cell>
          <table:table-cell table:style-name="ce43" office:value-type="string" calcext:value-type="string">
            <text:p>Insn Category Index</text:p>
          </table:table-cell>
          <table:table-cell table:style-name="ce43" office:value-type="string" calcext:value-type="string">
            <text:p>Format Index</text:p>
          </table:table-cell>
          <table:table-cell table:style-name="ce59" office:value-type="string" calcext:value-type="string">
            <text:p>Processing Status</text:p>
          </table:table-cell>
          <table:table-cell table:style-name="ce59" office:value-type="string" calcext:value-type="string">
            <text:p>Privilege</text:p>
          </table:table-cell>
          <table:table-cell table:style-name="ce43" office:value-type="string" calcext:value-type="string">
            <text:p>Notes</text:p>
          </table:table-cell>
          <table:table-cell table:style-name="ce56" office:value-type="string" calcext:value-type="string">
            <text:p>Register Type, if any</text:p>
          </table:table-cell>
          <table:table-cell table:style-name="ce43" office:value-type="string" calcext:value-type="string">
            <text:p>ASM Rator Syntax</text:p>
          </table:table-cell>
          <table:table-cell table:style-name="ce43" office:value-type="string" calcext:value-type="string">
            <text:p>Num Args</text:p>
          </table:table-cell>
          <table:table-cell table:style-name="ce64" office:value-type="string" calcext:value-type="string">
            <text:p>ASM Arg 1</text:p>
          </table:table-cell>
          <table:table-cell table:style-name="ce64" office:value-type="string" calcext:value-type="string">
            <text:p>ASM Arg 2</text:p>
          </table:table-cell>
          <table:table-cell table:style-name="ce64" office:value-type="string" calcext:value-type="string">
            <text:p>ASM Arg 3</text:p>
          </table:table-cell>
          <table:table-cell table:style-name="ce64" office:value-type="string" calcext:value-type="string">
            <text:p>ASM Arg 4</text:p>
          </table:table-cell>
          <table:table-cell table:style-name="ce64"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])" office:value-type="string" office:string-value="addd" calcext:value-type="string">
            <text:p>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])" office:value-type="string" office:string-value="adddcc" calcext:value-type="string">
            <text:p>ad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])" office:value-type="string" office:string-value="subd" calcext:value-type="string">
            <text:p>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])" office:value-type="string" office:string-value="subdcc" calcext:value-type="string">
            <text:p>sub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9])" office:value-type="string" office:string-value="umuld" calcext:value-type="string">
            <text:p>u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0])" office:value-type="string" office:string-value="smuld" calcext:value-type="string">
            <text:p>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1])" office:value-type="string" office:string-value="umuldcc" calcext:value-type="string">
            <text:p>u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2])" office:value-type="string" office:string-value="smuldcc" calcext:value-type="string">
            <text:p>s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3])" office:value-type="string" office:string-value="udivd" calcext:value-type="string">
            <text:p>u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4])" office:value-type="string" office:string-value="sdivd" calcext:value-type="string">
            <text:p>s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5])" office:value-type="string" office:string-value="udivdcc" calcext:value-type="string">
            <text:p>u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6])" office:value-type="string" office:string-value="sdivdcc" calcext:value-type="string">
            <text:p>s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7])" office:value-type="string" office:string-value="andd" calcext:value-type="string">
            <text:p>an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8])" office:value-type="string" office:string-value="anddcc" calcext:value-type="string">
            <text:p>an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9])" office:value-type="string" office:string-value="anddn" calcext:value-type="string">
            <text:p>and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0])" office:value-type="string" office:string-value="anddncc" calcext:value-type="string">
            <text:p>and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1])" office:value-type="string" office:string-value="ord" calcext:value-type="string">
            <text:p>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2])" office:value-type="string" office:string-value="ordcc" calcext:value-type="string">
            <text:p>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3])" office:value-type="string" office:string-value="ornd" calcext:value-type="string">
            <text:p>or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4])" office:value-type="string" office:string-value="orndcc" calcext:value-type="string">
            <text:p>or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5])" office:value-type="string" office:string-value="xord" calcext:value-type="string">
            <text:p>x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6])" office:value-type="string" office:string-value="xordcc" calcext:value-type="string">
            <text:p>x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7])" office:value-type="string" office:string-value="xnord" calcext:value-type="string">
            <text:p>xn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8])" office:value-type="string" office:string-value="xnordcc" calcext:value-type="string">
            <text:p>xn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0])" office:value-type="string" office:string-value="vaddd8" calcext:value-type="string">
            <text:p>vadd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1])" office:value-type="string" office:string-value="vaddd16" calcext:value-type="string">
            <text:p>vadd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2])" office:value-type="string" office:string-value="vaddd32" calcext:value-type="string">
            <text:p>vadd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4])" office:value-type="string" office:string-value="vsubd8" calcext:value-type="string">
            <text:p>vsub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5])" office:value-type="string" office:string-value="vsubd16" calcext:value-type="string">
            <text:p>vsub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6])" office:value-type="string" office:string-value="vsubd32" calcext:value-type="string">
            <text:p>vsub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8])" office:value-type="string" office:string-value="vumuld8" calcext:value-type="string">
            <text:p>vumul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9])" office:value-type="string" office:string-value="vumuld16" calcext:value-type="string">
            <text:p>vumul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0])" office:value-type="string" office:string-value="vumuld32" calcext:value-type="string">
            <text:p>vumul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2])" office:value-type="string" office:string-value="vsmuld8" calcext:value-type="string">
            <text:p>vsmul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3])" office:value-type="string" office:string-value="vsmuld16" calcext:value-type="string">
            <text:p>vsmul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4])" office:value-type="string" office:string-value="vsmuld32" calcext:value-type="string">
            <text:p>vsmul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DDDREDUCE8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6])" office:value-type="string" office:string-value="adddreduce8" calcext:value-type="string">
            <text:p>add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8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7])" office:value-type="string" office:string-value="ordreduce8" calcext:value-type="string">
            <text:p>or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8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8])" office:value-type="string" office:string-value="anddreduce8" calcext:value-type="string">
            <text:p>and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8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9])" office:value-type="string" office:string-value="xordreduce8" calcext:value-type="string">
            <text:p>xor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DDDREDUCE16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1])" office:value-type="string" office:string-value="adddreduce16" calcext:value-type="string">
            <text:p>ad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16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2])" office:value-type="string" office:string-value="ordreduce16" calcext:value-type="string">
            <text:p>or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16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3])" office:value-type="string" office:string-value="anddreduce16" calcext:value-type="string">
            <text:p>an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16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4])" office:value-type="string" office:string-value="xordreduce16" calcext:value-type="string">
            <text:p>xor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6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ADD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2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8])" office:value-type="string" office:string-value="vfadd32" calcext:value-type="string">
            <text:p>vfad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4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9])" office:value-type="string" office:string-value="vfsub32" calcext:value-type="string">
            <text:p>vfsub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6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0])" office:value-type="string" office:string-value="vfmul32" calcext:value-type="string">
            <text:p>vfmul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ADD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3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2])" office:value-type="string" office:string-value="vfadd16" calcext:value-type="string">
            <text:p>vfad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5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3])" office:value-type="string" office:string-value="vfsub16" calcext:value-type="string">
            <text:p>vfsub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7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4])" office:value-type="string" office:string-value="vfmul16" calcext:value-type="string">
            <text:p>vfmul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table:style-name="ce65" office:value-type="string" calcext:value-type="string">
            <text:p>VFDIV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table:style-name="ce65" office:value-type="string" calcext:value-type="string">
            <text:p>VFSQRT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FADDREDUCE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0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9])" office:value-type="string" office:string-value="faddreduce16" calcext:value-type="string">
            <text:p>fa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FS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1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1])" office:value-type="string" office:string-value="fstoh" calcext:value-type="string">
            <text:p>fst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HTOS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2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2])" office:value-type="string" office:string-value="fhtos" calcext:value-type="string">
            <text:p>fh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I16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4])" office:value-type="string" office:string-value="vfi16toh" calcext:value-type="string">
            <text:p>vfi16t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HTOI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9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5])" office:value-type="string" office:string-value="vfhtoi16" calcext:value-type="string">
            <text:p>vfhtoi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CSWAPD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7])" office:value-type="string" office:string-value="cswapd" calcext:value-type="string">
            <text:p>cswap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8])" office:value-type="string" office:string-value="cswapda" calcext:value-type="string">
            <text:p>cswap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 table:number-rows-repeated="4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3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4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5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CSWAPD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6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r</text:p>
          </table:table-cell>
          <table:table-cell table:formula="of:=LOWER([.A87])" office:value-type="string" office:string-value="cswapd" calcext:value-type="string">
            <text:p>cswap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6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n</text:p>
          </table:table-cell>
          <table:table-cell table:formula="of:=LOWER([.A88])" office:value-type="string" office:string-value="cswapda" calcext:value-type="string">
            <text:p>cswap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90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 table:number-rows-repeated="3">
          <table:table-cell table:number-columns-repeated="22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 table:number-rows-repeated="3">
          <table:table-cell table:number-columns-repeated="22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Cond-Table" table:style-name="ta1">
        <table:table-column table:style-name="co1" table:default-cell-style-name="Default"/>
        <table:table-column table:style-name="co1" table:default-cell-style-name="ce66"/>
        <table:table-column table:style-name="co1" table:number-columns-repeated="2" table:default-cell-style-name="Default"/>
        <table:table-column table:style-name="co1" table:default-cell-style-name="ce66"/>
        <table:table-column table:style-name="co1" table:number-columns-repeated="2" table:default-cell-style-name="Default"/>
        <table:table-column table:style-name="co1" table:default-cell-style-name="ce66"/>
        <table:table-column table:style-name="co1" table:number-columns-repeated="2" table:default-cell-style-name="Default"/>
        <table:table-column table:style-name="co1" table:default-cell-style-name="ce66"/>
        <table:table-row table:style-name="ro2">
          <table:table-cell office:value-type="string" calcext:value-type="string">
            <text:p>T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BA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F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CBN</text:p>
          </table:table-cell>
          <table:table-cell office:value-type="float" office:value="0" calcext:value-type="float">
            <text:p>0000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FBU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CB3</text:p>
          </table:table-cell>
          <table:table-cell office:value-type="float" office:value="111" calcext:value-type="float">
            <text:p>0111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FB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CB2</text:p>
          </table:table-cell>
          <table:table-cell office:value-type="float" office:value="110" calcext:value-type="float">
            <text:p>0110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FBUG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CB23</text:p>
          </table:table-cell>
          <table:table-cell office:value-type="float" office:value="101" calcext:value-type="float">
            <text:p>0101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FBL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CB1</text:p>
          </table:table-cell>
          <table:table-cell office:value-type="float" office:value="100" calcext:value-type="float">
            <text:p>0100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FBU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CB13</text:p>
          </table:table-cell>
          <table:table-cell office:value-type="float" office:value="11" calcext:value-type="float">
            <text:p>0011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FBLG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CB12</text:p>
          </table:table-cell>
          <table:table-cell office:value-type="float" office:value="10" calcext:value-type="float">
            <text:p>0010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B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FBN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CB123</text:p>
          </table:table-cell>
          <table:table-cell office:value-type="float" office:value="1" calcext:value-type="float">
            <text:p>0001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FB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CB0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FBUE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CB03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B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F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CB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B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FBUGE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CB023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B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FBLE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CB01</text:p>
          </table:table-cell>
          <table:table-cell office:value-type="float" office:value="1101" calcext:value-type="float">
            <text:p>1101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B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FBULE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CB013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B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FBO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CB012</text:p>
          </table:table-cell>
          <table:table-cell office:value-type="float" office:value="1111" calcext:value-type="float">
            <text:p>1111</text:p>
          </table:table-cell>
        </table:table-row>
      </table:table>
      <table:table table:name="Format-Details" table:style-name="ta1">
        <table:table-column table:style-name="co12" table:default-cell-style-name="ce67"/>
        <table:table-column table:style-name="co13" table:default-cell-style-name="ce68"/>
        <table:table-column table:style-name="co14" table:default-cell-style-name="ce68"/>
        <table:table-column table:style-name="co14" table:default-cell-style-name="ce69"/>
        <table:table-column table:style-name="co15" table:default-cell-style-name="ce70"/>
        <table:table-column table:style-name="co16" table:default-cell-style-name="ce70"/>
        <table:table-column table:style-name="co17" table:default-cell-style-name="ce70"/>
        <table:table-column table:style-name="co18" table:default-cell-style-name="ce70"/>
        <table:table-column table:style-name="co19" table:default-cell-style-name="ce69"/>
        <table:table-column table:style-name="co20" table:default-cell-style-name="ce71"/>
        <table:table-column table:style-name="co15" table:default-cell-style-name="ce72"/>
        <table:table-column table:style-name="co16" table:default-cell-style-name="ce72"/>
        <table:table-column table:style-name="co17" table:default-cell-style-name="ce72"/>
        <table:table-column table:style-name="co18" table:default-cell-style-name="ce72"/>
        <table:table-column table:style-name="co21" table:default-cell-style-name="ce71"/>
        <table:table-column table:style-name="co19" table:default-cell-style-name="ce69"/>
        <table:table-column table:style-name="co15" table:default-cell-style-name="ce70"/>
        <table:table-column table:style-name="co16" table:default-cell-style-name="ce70"/>
        <table:table-column table:style-name="co22" table:default-cell-style-name="ce70"/>
        <table:table-column table:style-name="co23" table:default-cell-style-name="ce70"/>
        <table:table-column table:style-name="co21" table:default-cell-style-name="ce69"/>
        <table:table-column table:style-name="co24" table:default-cell-style-name="ce71"/>
        <table:table-column table:style-name="co15" table:default-cell-style-name="ce72"/>
        <table:table-column table:style-name="co16" table:default-cell-style-name="ce72"/>
        <table:table-column table:style-name="co18" table:default-cell-style-name="ce72"/>
        <table:table-column table:style-name="co25" table:default-cell-style-name="ce72"/>
        <table:table-column table:style-name="co21" table:default-cell-style-name="ce71"/>
        <table:table-column table:style-name="co26" table:default-cell-style-name="ce69"/>
        <table:table-column table:style-name="co15" table:default-cell-style-name="ce70"/>
        <table:table-column table:style-name="co16" table:default-cell-style-name="ce70"/>
        <table:table-column table:style-name="co23" table:default-cell-style-name="ce70"/>
        <table:table-column table:style-name="co27" table:default-cell-style-name="ce70"/>
        <table:table-column table:style-name="co21" table:default-cell-style-name="ce69"/>
        <table:table-column table:style-name="co28" table:default-cell-style-name="ce71"/>
        <table:table-column table:style-name="co15" table:default-cell-style-name="ce72"/>
        <table:table-column table:style-name="co16" table:default-cell-style-name="ce72"/>
        <table:table-column table:style-name="co29" table:default-cell-style-name="ce72"/>
        <table:table-column table:style-name="co23" table:default-cell-style-name="ce72"/>
        <table:table-column table:style-name="co21" table:default-cell-style-name="ce71"/>
        <table:table-column table:style-name="co30" table:default-cell-style-name="ce69"/>
        <table:table-column table:style-name="co22" table:default-cell-style-name="ce70"/>
        <table:table-column table:style-name="co31" table:number-columns-repeated="2" table:default-cell-style-name="ce70"/>
        <table:table-column table:style-name="co32" table:default-cell-style-name="ce70"/>
        <table:table-column table:style-name="co33" table:default-cell-style-name="ce69"/>
        <table:table-column table:style-name="co34" table:default-cell-style-name="ce71"/>
        <table:table-column table:style-name="co14" table:default-cell-style-name="ce72"/>
        <table:table-column table:style-name="co16" table:default-cell-style-name="ce72"/>
        <table:table-column table:style-name="co23" table:default-cell-style-name="ce72"/>
        <table:table-column table:style-name="co22" table:default-cell-style-name="ce72"/>
        <table:table-column table:style-name="co35" table:default-cell-style-name="ce71"/>
        <table:table-column table:style-name="co18" table:default-cell-style-name="ce69"/>
        <table:table-column table:style-name="co18" table:number-columns-repeated="4" table:default-cell-style-name="ce70"/>
        <table:table-column table:style-name="co18" table:default-cell-style-name="ce69"/>
        <table:table-column table:style-name="co18" table:default-cell-style-name="ce67"/>
        <table:table-row table:style-name="ro2">
          <table:table-cell office:value-type="string" calcext:value-type="string">
            <text:p>Format_Name</text:p>
          </table:table-cell>
          <table:table-cell office:value-type="string" calcext:value-type="string">
            <text:p>Num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Sum-Of-Lengths</text:p>
          </table:table-cell>
        </table:table-row>
        <table:table-row table:style-name="ro2"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]-[.F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K2]-[.L2]+1" office:value-type="float" office:value="30" calcext:value-type="float">
            <text:p>30</text:p>
          </table:table-cell>
          <table:table-cell/>
          <table:table-cell office:value-type="string" calcext:value-type="string">
            <text:p>range</text:p>
          </table:table-cell>
          <table:table-cell table:number-columns-repeated="42"/>
          <table:table-cell table:formula="of:=SUM([.BC2];[.AW2];[.AQ2];[.AK2];[.AE2];[.Y2];[.S2];[.M2];[.G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]-[.F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]-[.L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Q3]-[.R3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W3]-[.X3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30"/>
          <table:table-cell table:formula="of:=SUM([.BC3];[.AW3];[.AQ3];[.AK3];[.AE3];[.Y3];[.S3];[.M3];[.G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4]-[.F4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K4]-[.L4]+1" office:value-type="float" office:value="1" calcext:value-type="float">
            <text:p>1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Q4]-[.R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W4]-[.X4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disp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AC4]-[.AD4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24"/>
          <table:table-cell table:formula="of:=SUM([.BC4];[.AW4];[.AQ4];[.AK4];[.AE4];[.Y4];[.S4];[.M4];[.G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5]-[.F5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ONAME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5]-[.L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Q5]-[.R5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W5]-[.X5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30"/>
          <table:table-cell table:formula="of:=SUM([.BC5];[.AW5];[.AQ5];[.AK5];[.AE5];[.Y5];[.S5];[.M5];[.G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6]-[.F6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6]-[.L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Q6]-[.R6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onst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W6]-[.X6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ge</text:p>
          </table:table-cell>
          <table:table-cell table:number-columns-repeated="30"/>
          <table:table-cell table:formula="of:=SUM([.BC6];[.AW6];[.AQ6];[.AK6];[.AE6];[.Y6];[.S6];[.M6];[.G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7]-[.F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7]-[.L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7]-[.R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7]-[.X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7]-[.AD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7]-[.AJ7]+1" office:value-type="float" office:value="8" calcext:value-type="float">
            <text:p>8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7]-[.AP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7];[.AW7];[.AQ7];[.AK7];[.AE7];[.Y7];[.S7];[.M7];[.G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8]-[.F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8]-[.L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8]-[.R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8]-[.X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8]-[.AD8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8]-[.AJ8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8];[.AW8];[.AQ8];[.AK8];[.AE8];[.Y8];[.S8];[.M8];[.G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9]-[.F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9]-[.L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9]-[.R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9]-[.X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9]-[.AD9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9]-[.AJ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9];[.AW9];[.AQ9];[.AK9];[.AE9];[.Y9];[.S9];[.M9];[.G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0]-[.F10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0]-[.L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0]-[.R1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0]-[.X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10]-[.AD1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10]-[.AJ10]+1"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10]-[.AP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10];[.AW10];[.AQ10];[.AK10];[.AE10];[.Y10];[.S10];[.M10];[.G10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1]-[.F11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1]-[.L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1]-[.R1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1]-[.X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11]-[.AD1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11]-[.AJ1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11];[.AW11];[.AQ11];[.AK11];[.AE11];[.Y11];[.S11];[.M11];[.G11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2]-[.F12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2]-[.L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2]-[.R1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2]-[.X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12]-[.AD1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12]-[.AJ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12];[.AW12];[.AQ12];[.AK12];[.AE12];[.Y12];[.S12];[.M12];[.G1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3]-[.F1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K13]-[.L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Q13]-[.R13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W13]-[.X1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C13]-[.AD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I13]-[.AJ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O13]-[.AP13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U13]-[.AV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13];[.AW13];[.AQ13];[.AK13];[.AE13];[.Y13];[.S13];[.M13];[.G1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4]-[.F14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K14]-[.L14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Q14]-[.R1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W14]-[.X14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C14]-[.AD1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I14]-[.AJ1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AO14]-[.AP14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m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U14]-[.AV14]+1" office:value-type="float" office:value="7" calcext:value-type="float">
            <text:p>7</text:p>
          </table:table-cell>
          <table:table-cell/>
          <table:table-cell office:value-type="string" calcext:value-type="string">
            <text:p>range</text:p>
          </table:table-cell>
          <table:table-cell table:number-columns-repeated="6"/>
          <table:table-cell table:formula="of:=SUM([.BC14];[.AW14];[.AQ14];[.AK14];[.AE14];[.Y14];[.S14];[.M14];[.G1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5]-[.F1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5]-[.L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5]-[.R1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5]-[.X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15]-[.AD15]+1" office:value-type="float" office:value="9" calcext:value-type="float">
            <text:p>9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15]-[.AJ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15];[.AW15];[.AQ15];[.AK15];[.AE15];[.Y15];[.S15];[.M15];[.G1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6]-[.F1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6]-[.L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6]-[.R1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6]-[.X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16]-[.AD16]+1" office:value-type="float" office:value="9" calcext:value-type="float">
            <text:p>9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16]-[.AJ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16];[.AW16];[.AQ16];[.AK16];[.AE16];[.Y16];[.S16];[.M16];[.G1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7]-[.F17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7]-[.L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7]-[.R1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7]-[.X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17]-[.AD1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17]-[.AJ17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17]-[.AP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17];[.AW17];[.AQ17];[.AK17];[.AE17];[.Y17];[.S17];[.M17];[.G1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8]-[.F1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8]-[.L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8]-[.R1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8]-[.X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UNUSE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C18]-[.AD18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4"/>
          <table:table-cell table:formula="of:=SUM([.BC18];[.AW18];[.AQ18];[.AK18];[.AE18];[.Y18];[.S18];[.M18];[.G1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9]-[.F1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9]-[.L19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9]-[.R19]+1" office:value-type="float" office:value="6" calcext:value-type="float">
            <text:p>6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9]-[.X19]+1" office:value-type="float" office:value="5" calcext:value-type="float">
            <text:p>5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C19]-[.AD19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4"/>
          <table:table-cell table:formula="of:=SUM([.BC19];[.AW19];[.AQ19];[.AK19];[.AE19];[.Y19];[.S19];[.M19];[.G1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0]-[.F2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0]-[.L20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0]-[.R2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0]-[.X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0]-[.AD2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20]-[.AJ20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20]-[.AP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20];[.AW20];[.AQ20];[.AK20];[.AE20];[.Y20];[.S20];[.M20];[.G20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1]-[.F2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1]-[.L2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1]-[.R2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1]-[.X2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1]-[.AD2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21]-[.AJ2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21];[.AW21];[.AQ21];[.AK21];[.AE21];[.Y21];[.S21];[.M21];[.G21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2]-[.F2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2]-[.L2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2]-[.R2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2]-[.X2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22]-[.AD2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22]-[.AJ2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22];[.AW22];[.AQ22];[.AK22];[.AE22];[.Y22];[.S22];[.M22];[.G2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3]-[.F2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3]-[.L23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3]-[.R2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3]-[.X2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23]-[.AD23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23]-[.AJ2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23];[.AW23];[.AQ23];[.AK23];[.AE23];[.Y23];[.S23];[.M23];[.G2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4]-[.F24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4]-[.L2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4]-[.R24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4]-[.X2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4]-[.AD24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I24]-[.AJ24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O24]-[.AP2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U24]-[.AV2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24];[.AW24];[.AQ24];[.AK24];[.AE24];[.Y24];[.S24];[.M24];[.G2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5]-[.F2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5]-[.L2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5]-[.R2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5]-[.X2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5]-[.AD25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AI25]-[.AJ2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O25]-[.AP2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U25]-[.AV25]+1" office:value-type="float" office:value="6" calcext:value-type="float">
            <text:p>6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25];[.AW25];[.AQ25];[.AK25];[.AE25];[.Y25];[.S25];[.M25];[.G2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6]-[.F2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6]-[.L2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6]-[.R2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6]-[.X2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6]-[.AD26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AI26]-[.AJ2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O26]-[.AP2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U26]-[.AV26]+1" office:value-type="float" office:value="6" calcext:value-type="float">
            <text:p>6</text:p>
          </table:table-cell>
          <table:table-cell/>
          <table:table-cell office:value-type="string" calcext:value-type="string">
            <text:p>range</text:p>
          </table:table-cell>
          <table:table-cell table:number-columns-repeated="6"/>
          <table:table-cell table:formula="of:=SUM([.BC26];[.AW26];[.AQ26];[.AK26];[.AE26];[.Y26];[.S26];[.M26];[.G2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7]-[.F2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7]-[.L2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7]-[.R2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7]-[.X2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7]-[.AD2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27]-[.AJ27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27]-[.AP27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27]-[.AV2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27]-[.BB2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27];[.AW27];[.AQ27];[.AK27];[.AE27];[.Y27];[.S27];[.M27];[.G2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8]-[.F28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8]-[.L2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8]-[.R2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8]-[.X2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8]-[.AD2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28]-[.AJ28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28]-[.AP28]+1" office:value-type="float" office:value="3" calcext:value-type="float">
            <text:p>3</text:p>
          </table:table-cell>
          <table:table-cell/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28]-[.AV28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28]-[.BB2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28];[.AW28];[.AQ28];[.AK28];[.AE28];[.Y28];[.S28];[.M28];[.G2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9]-[.F29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9]-[.L2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9]-[.R2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9]-[.X2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9]-[.AD29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29]-[.AJ29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29]-[.AP29]+1" office:value-type="float" office:value="3" calcext:value-type="float">
            <text:p>3</text:p>
          </table:table-cell>
          <table:table-cell/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29]-[.AV29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29]-[.BB2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29];[.AW29];[.AQ29];[.AK29];[.AE29];[.Y29];[.S29];[.M29];[.G2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0]-[.F30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0]-[.L3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0]-[.R3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0]-[.X3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0]-[.AD3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30]-[.AJ30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30]-[.AP3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30];[.AW30];[.AQ30];[.AK30];[.AE30];[.Y30];[.S30];[.M30];[.G30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1]-[.F31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1]-[.L3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1]-[.R3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1]-[.X3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1]-[.AD3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AI31]-[.AJ3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O31]-[.AP31]+1"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BC31];[.AW31];[.AQ31];[.AK31];[.AE31];[.Y31];[.S31];[.M31];[.G31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2]-[.F3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2]-[.L3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2]-[.R3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2]-[.X3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32]-[.AD3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32]-[.AJ3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32];[.AW32];[.AQ32];[.AK32];[.AE32];[.Y32];[.S32];[.M32];[.G3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3]-[.AD3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33];[.AW33];[.AQ33];[.AK33];[.AE33];[.Y33];[.S33];[.M33];[.G3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34]-[.AJ34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34];[.AW34];[.AQ34];[.AK34];[.AE34];[.Y34];[.S34];[.M34];[.G3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5]-[.F3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5]-[.L3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5]-[.R3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5]-[.X3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5]-[.AD35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I35]-[.AJ35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O35]-[.AP35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U35]-[.AV3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35];[.AW35];[.AQ35];[.AK35];[.AE35];[.Y35];[.S35];[.M35];[.G3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6]-[.F3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6]-[.L3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6]-[.R3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6]-[.X3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6]-[.AD36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36]-[.AJ36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36];[.AW36];[.AQ36];[.AK36];[.AE36];[.Y36];[.S36];[.M36];[.G3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7]-[.F3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7]-[.L3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7]-[.R3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7]-[.X3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7]-[.AD3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37]-[.AJ37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37]-[.AP37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37]-[.AV3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37]-[.BB3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37];[.AW37];[.AQ37];[.AK37];[.AE37];[.Y37];[.S37];[.M37];[.G3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8]-[.F3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8]-[.L3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8]-[.R3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8]-[.X3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8]-[.AD3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38]-[.AJ38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38]-[.AP38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38]-[.AV3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38]-[.BB3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38];[.AW38];[.AQ38];[.AK38];[.AE38];[.Y38];[.S38];[.M38];[.G3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9]-[.F3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9]-[.L3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9]-[.R3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9]-[.X3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9]-[.AD39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39]-[.AJ39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39]-[.AP39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39]-[.AV3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39]-[.BB3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39];[.AW39];[.AQ39];[.AK39];[.AE39];[.Y39];[.S39];[.M39];[.G39])" office:value-type="float" office:value="32" calcext:value-type="float">
            <text:p>32</text:p>
          </table:table-cell>
        </table:table-row>
        <table:table-row table:style-name="ro2" table:number-rows-repeated="1048536">
          <table:table-cell table:number-columns-repeated="58"/>
        </table:table-row>
        <table:table-row table:style-name="ro2">
          <table:table-cell table:number-columns-repeated="58"/>
        </table:table-row>
      </table:table>
      <table:table table:name="Insn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1"/>
        <table:table-column table:style-name="co1" table:number-columns-repeated="3" table:default-cell-style-name="ce53"/>
        <table:table-column table:style-name="co1" table:default-cell-style-name="Default"/>
        <table:table-column table:style-name="co1" table:number-columns-repeated="2" table:default-cell-style-name="ce57"/>
        <table:table-column table:style-name="co1" table:number-columns-repeated="6" table:default-cell-style-name="ce51"/>
        <table:table-column table:style-name="co1" table:default-cell-style-name="ce57"/>
        <table:table-column table:style-name="co1" table:number-columns-repeated="2" table:default-cell-style-name="ce62"/>
        <table:table-column table:style-name="co1" table:number-columns-repeated="5" table:default-cell-style-name="Default"/>
        <table:table-row table:style-name="ro4">
          <table:table-cell table:style-name="ce43" office:value-type="string" calcext:value-type="string">
            <text:p>Opcode</text:p>
          </table:table-cell>
          <table:table-cell table:style-name="ce43" office:value-type="string" calcext:value-type="string">
            <text:p>Format type</text:p>
          </table:table-cell>
          <table:table-cell table:style-name="ce43" office:value-type="string" calcext:value-type="string">
            <text:p>Format Value</text:p>
          </table:table-cell>
          <table:table-cell table:style-name="ce43" office:value-type="string" calcext:value-type="string">
            <text:p>Other field</text:p>
          </table:table-cell>
          <table:table-cell table:style-name="ce43" office:value-type="string" calcext:value-type="string">
            <text:p>Value</text:p>
          </table:table-cell>
          <table:table-cell table:style-name="ce43" office:value-type="string" calcext:value-type="string">
            <text:p>Operation</text:p>
          </table:table-cell>
          <table:table-cell table:style-name="ce56" office:value-type="string" calcext:value-type="string">
            <text:p>Sparc V8 Manual main description page</text:p>
          </table:table-cell>
          <table:table-cell table:style-name="ce56" office:value-type="string" calcext:value-type="string">
            <text:p>Sparc V8 Manual main description Chapter reference</text:p>
          </table:table-cell>
          <table:table-cell table:style-name="ce43" office:value-type="string" calcext:value-type="string">
            <text:p>Insn Category</text:p>
          </table:table-cell>
          <table:table-cell table:style-name="ce43" office:value-type="string" calcext:value-type="string">
            <text:p>Insn Category Index</text:p>
          </table:table-cell>
          <table:table-cell table:style-name="ce43" office:value-type="string" calcext:value-type="string">
            <text:p>Format Index</text:p>
          </table:table-cell>
          <table:table-cell table:style-name="ce59" office:value-type="string" calcext:value-type="string">
            <text:p>Processing Status</text:p>
          </table:table-cell>
          <table:table-cell table:style-name="ce59" office:value-type="string" calcext:value-type="string">
            <text:p>Privilege</text:p>
          </table:table-cell>
          <table:table-cell table:style-name="ce43" office:value-type="string" calcext:value-type="string">
            <text:p>Notes</text:p>
          </table:table-cell>
          <table:table-cell table:style-name="ce56" office:value-type="string" calcext:value-type="string">
            <text:p>Register Type, if any</text:p>
          </table:table-cell>
          <table:table-cell table:style-name="ce43" office:value-type="string" calcext:value-type="string">
            <text:p>ASM Rator Syntax</text:p>
          </table:table-cell>
          <table:table-cell table:style-name="ce43" office:value-type="string" calcext:value-type="string">
            <text:p>Num Args</text:p>
          </table:table-cell>
          <table:table-cell table:style-name="ce64" office:value-type="string" calcext:value-type="string">
            <text:p>ASM Arg 1</text:p>
          </table:table-cell>
          <table:table-cell table:style-name="ce64" office:value-type="string" calcext:value-type="string">
            <text:p>ASM Arg 2</text:p>
          </table:table-cell>
          <table:table-cell table:style-name="ce64" office:value-type="string" calcext:value-type="string">
            <text:p>ASM Arg 3</text:p>
          </table:table-cell>
          <table:table-cell table:style-name="ce64" office:value-type="string" calcext:value-type="string">
            <text:p>ASM Arg 4</text:p>
          </table:table-cell>
          <table:table-cell table:style-name="ce64"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office:value-type="float" office:value="1001" calcext:value-type="float">
            <text:p>001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B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H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BA</text:p>
          </table:table-cell>
          <table:table-cell office:value-type="string" calcext:value-type="string">
            <text:p>op3</text:p>
          </table:table-cell>
          <table:table-cell office:value-type="float" office:value="11001" calcext:value-type="float">
            <text:p>011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HA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BA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HA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A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A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FSR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C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C</text:p>
          </table:table-cell>
          <table:table-cell office:value-type="string" calcext:value-type="string">
            <text:p>op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CSR </text:p>
          </table:table-cell>
          <table:table-cell office:value-type="string" calcext:value-type="string">
            <text:p>op3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H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BA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HA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A 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F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F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FSR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FQ 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C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C</text:p>
          </table:table-cell>
          <table:table-cell office:value-type="string" calcext:value-type="string">
            <text:p>op3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CSR</text:p>
          </table:table-cell>
          <table:table-cell office:value-type="string" calcext:value-type="string">
            <text:p>op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CQ</text:p>
          </table:table-cell>
          <table:table-cell office:value-type="string" calcext:value-type="string">
            <text:p>op3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TUB</text:p>
          </table:table-cell>
          <table:table-cell office:value-type="string" calcext:value-type="string">
            <text:p>op3</text:p>
          </table:table-cell>
          <table:table-cell office:value-type="float" office:value="1101" calcext:value-type="float">
            <text:p>0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TUBA </text:p>
          </table:table-cell>
          <table:table-cell office:value-type="string" calcext:value-type="string">
            <text:p>op3</text:p>
          </table:table-cell>
          <table:table-cell office:value-type="float" office:value="11101" calcext:value-type="float">
            <text:p>01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WAP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WAPA 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ETHI</text:p>
          </table:table-cell>
          <table:table-cell office:value-type="string" calcext:value-type="string">
            <text:p>op2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op2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office:value-type="float" office:value="1000" calcext:value-type="float">
            <text:p>00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office:value-type="float" office:value="11000" calcext:value-type="float">
            <text:p>01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office:value-type="float" office:value="1100" calcext:value-type="float">
            <text:p>00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office:value-type="float" office:value="11100" calcext:value-type="float">
            <text:p>01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A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</text:p>
          </table:table-cell>
          <table:table-cell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U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EU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POS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E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A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N</text:p>
          </table:table-cell>
          <table:table-cell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L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N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G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G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L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O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A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N</text:p>
          </table:table-cell>
          <table:table-cell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2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2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2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2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2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2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2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op</text:p>
          </table:table-cell>
          <table:table-cell table:style-name="ce55" office:value-type="float" office:value="1" calcext:value-type="float">
            <text:p>01</text:p>
          </table:table-cell>
          <table:table-cell table:style-name="ce55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office:value-type="float" office:value="111001" calcext:value-type="float">
            <text:p>111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Y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AS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AS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PS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01001" calcext:value-type="float">
            <text:p>101001</text:p>
          </table:table-cell>
          <table:table-cell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WIM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01010" calcext:value-type="float">
            <text:p>101010</text:p>
          </table:table-cell>
          <table:table-cell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TB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01011" calcext:value-type="float">
            <text:p>101011</text:p>
          </table:table-cell>
          <table:table-cell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Y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AS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" calcext:value-type="string">
            <text:p>wra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AS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a</text:p>
          </table:table-cell>
          <table:table-cell table:formula="of:=LOWER([.A155])" office:value-type="string" office:string-value="wrasr" calcext:value-type="string">
            <text:p>wra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PS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001" calcext:value-type="float">
            <text:p>110001</text:p>
          </table:table-cell>
          <table:table-cell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WIM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010" calcext:value-type="float">
            <text:p>110010</text:p>
          </table:table-cell>
          <table:table-cell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TB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011" calcext:value-type="float">
            <text:p>110011</text:p>
          </table:table-cell>
          <table:table-cell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BA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NIMP</text:p>
          </table:table-cell>
          <table:table-cell office:value-type="string" calcext:value-type="string">
            <text:p>op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1011" calcext:value-type="float">
            <text:p>1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iTO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iTO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iTO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TOi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TOi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qTOi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TO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TO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TO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TO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qTO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qTO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MOV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NEG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BS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QRT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QRT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QRT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DD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DD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DD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UB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UB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UB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MUL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MUL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MUL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MUL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MUL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IV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IV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IV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E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E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E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3">
          <table:table-cell table:style-name="ce50" office:value-type="string" calcext:value-type="string">
            <text:p>CPop1</text:p>
          </table:table-cell>
          <table:table-cell table:style-name="ce52" office:value-type="string" calcext:value-type="string">
            <text:p>op3</text:p>
          </table:table-cell>
          <table:table-cell table:style-name="ce52" office:value-type="float" office:value="110110" calcext:value-type="float">
            <text:p>110110</text:p>
          </table:table-cell>
          <table:table-cell table:style-name="ce52" office:value-type="string" calcext:value-type="string">
            <text:p>opc</text:p>
          </table:table-cell>
          <table:table-cell table:style-name="ce52"/>
          <table:table-cell table:style-name="ce50" office:value-type="string" calcext:value-type="string">
            <text:p>Coprocessor Operate</text:p>
          </table:table-cell>
          <table:table-cell table:style-name="ce58" office:value-type="float" office:value="149" calcext:value-type="float">
            <text:p>149</text:p>
          </table:table-cell>
          <table:table-cell table:style-name="ce58" office:value-type="string" calcext:value-type="string">
            <text:p>B34</text:p>
          </table:table-cell>
          <table:table-cell table:style-name="ce52" office:value-type="string" calcext:value-type="string">
            <text:p>Coprocessor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Opc: coproc specific</text:p>
          </table:table-cell>
          <table:table-cell table:style-name="ce61" office:value-type="string" calcext:value-type="string">
            <text:p>cccc</text:p>
          </table:table-cell>
          <table:table-cell table:style-name="ce63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opc</text:p>
          </table:table-cell>
          <table:table-cell table:style-name="ce50" office:value-type="string" calcext:value-type="string">
            <text:p>rs1=cprs1</text:p>
          </table:table-cell>
          <table:table-cell table:style-name="ce50" office:value-type="string" calcext:value-type="string">
            <text:p><text:span text:style-name="T1">rs2=</text:span>cprs2</text:p>
          </table:table-cell>
          <table:table-cell table:style-name="ce50" office:value-type="string" calcext:value-type="string">
            <text:p>rd=cprd</text:p>
          </table:table-cell>
          <table:table-cell office:value-type="string" calcext:value-type="string">
            <text:p>end</text:p>
          </table:table-cell>
        </table:table-row>
        <table:table-row table:style-name="ro3">
          <table:table-cell table:style-name="ce50" office:value-type="string" calcext:value-type="string">
            <text:p>CPop2</text:p>
          </table:table-cell>
          <table:table-cell table:style-name="ce52" office:value-type="string" calcext:value-type="string">
            <text:p>op3</text:p>
          </table:table-cell>
          <table:table-cell table:style-name="ce52" office:value-type="float" office:value="110111" calcext:value-type="float">
            <text:p>110111</text:p>
          </table:table-cell>
          <table:table-cell table:style-name="ce52" office:value-type="string" calcext:value-type="string">
            <text:p>opc</text:p>
          </table:table-cell>
          <table:table-cell table:style-name="ce52"/>
          <table:table-cell table:style-name="ce50" office:value-type="string" calcext:value-type="string">
            <text:p>Coprocessor Operate</text:p>
          </table:table-cell>
          <table:table-cell table:style-name="ce58" office:value-type="float" office:value="149" calcext:value-type="float">
            <text:p>149</text:p>
          </table:table-cell>
          <table:table-cell table:style-name="ce58" office:value-type="string" calcext:value-type="string">
            <text:p>B34</text:p>
          </table:table-cell>
          <table:table-cell table:style-name="ce52" office:value-type="string" calcext:value-type="string">
            <text:p>Coprocessor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Opc: coproc specific</text:p>
          </table:table-cell>
          <table:table-cell table:style-name="ce61" office:value-type="string" calcext:value-type="string">
            <text:p>cccc</text:p>
          </table:table-cell>
          <table:table-cell table:style-name="ce63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opc</text:p>
          </table:table-cell>
          <table:table-cell table:style-name="ce50" office:value-type="string" calcext:value-type="string">
            <text:p><text:span text:style-name="T1">rs1=</text:span>cprs1</text:p>
          </table:table-cell>
          <table:table-cell table:style-name="ce50" office:value-type="string" calcext:value-type="string">
            <text:p><text:span text:style-name="T1">rs2=</text:span>cprs2</text:p>
          </table:table-cell>
          <table:table-cell table:style-name="ce50" office:value-type="string" calcext:value-type="string">
            <text:p>rd=cprd</text:p>
          </table:table-cell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A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02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</text:p>
          </table:table-cell>
          <table:table-cell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03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04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05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06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07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08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09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U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0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EU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1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2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3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POS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4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E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5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6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7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A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18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N</text:p>
          </table:table-cell>
          <table:table-cell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9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0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1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2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3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L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4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5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N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6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7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8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G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9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G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0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1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L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2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O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3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A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4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N</text:p>
          </table:table-cell>
          <table:table-cell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5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6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2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7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2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8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9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0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2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1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2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2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3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4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2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5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2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6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7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8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2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9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0])" office:value-type="string" office:string-value="addd" calcext:value-type="string">
            <text:p>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1])" office:value-type="string" office:string-value="adddcc" calcext:value-type="string">
            <text:p>ad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2])" office:value-type="string" office:string-value="subd" calcext:value-type="string">
            <text:p>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3])" office:value-type="string" office:string-value="subdcc" calcext:value-type="string">
            <text:p>sub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4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5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6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7])" office:value-type="string" office:string-value="umuld" calcext:value-type="string">
            <text:p>u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8])" office:value-type="string" office:string-value="smuld" calcext:value-type="string">
            <text:p>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9])" office:value-type="string" office:string-value="umuldcc" calcext:value-type="string">
            <text:p>u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0])" office:value-type="string" office:string-value="smuldcc" calcext:value-type="string">
            <text:p>s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1])" office:value-type="string" office:string-value="udivd" calcext:value-type="string">
            <text:p>u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2])" office:value-type="string" office:string-value="sdivd" calcext:value-type="string">
            <text:p>s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3])" office:value-type="string" office:string-value="udivdcc" calcext:value-type="string">
            <text:p>u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4])" office:value-type="string" office:string-value="sdivdcc" calcext:value-type="string">
            <text:p>s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5])" office:value-type="string" office:string-value="andd" calcext:value-type="string">
            <text:p>an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6])" office:value-type="string" office:string-value="anddcc" calcext:value-type="string">
            <text:p>an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7])" office:value-type="string" office:string-value="anddn" calcext:value-type="string">
            <text:p>and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8])" office:value-type="string" office:string-value="anddncc" calcext:value-type="string">
            <text:p>and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9])" office:value-type="string" office:string-value="ord" calcext:value-type="string">
            <text:p>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0])" office:value-type="string" office:string-value="ordcc" calcext:value-type="string">
            <text:p>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1])" office:value-type="string" office:string-value="ornd" calcext:value-type="string">
            <text:p>or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2])" office:value-type="string" office:string-value="orndcc" calcext:value-type="string">
            <text:p>or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3])" office:value-type="string" office:string-value="xord" calcext:value-type="string">
            <text:p>x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4])" office:value-type="string" office:string-value="xordcc" calcext:value-type="string">
            <text:p>x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5])" office:value-type="string" office:string-value="xnord" calcext:value-type="string">
            <text:p>xn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6])" office:value-type="string" office:string-value="xnordcc" calcext:value-type="string">
            <text:p>xn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7])" office:value-type="string" office:string-value="vaddd8" calcext:value-type="string">
            <text:p>vadd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8])" office:value-type="string" office:string-value="vaddd16" calcext:value-type="string">
            <text:p>vadd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9])" office:value-type="string" office:string-value="vaddd32" calcext:value-type="string">
            <text:p>vadd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0])" office:value-type="string" office:string-value="vsubd8" calcext:value-type="string">
            <text:p>vsub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1])" office:value-type="string" office:string-value="vsubd16" calcext:value-type="string">
            <text:p>vsub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2])" office:value-type="string" office:string-value="vsubd32" calcext:value-type="string">
            <text:p>vsub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3])" office:value-type="string" office:string-value="vumuld8" calcext:value-type="string">
            <text:p>vumul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4])" office:value-type="string" office:string-value="vumuld16" calcext:value-type="string">
            <text:p>vumul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5])" office:value-type="string" office:string-value="vumuld32" calcext:value-type="string">
            <text:p>vumul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6])" office:value-type="string" office:string-value="vsmuld8" calcext:value-type="string">
            <text:p>vsmul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7])" office:value-type="string" office:string-value="vsmuld16" calcext:value-type="string">
            <text:p>vsmul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8])" office:value-type="string" office:string-value="vsmuld32" calcext:value-type="string">
            <text:p>vsmul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REDUCE8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9])" office:value-type="string" office:string-value="adddreduce8" calcext:value-type="string">
            <text:p>add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8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0])" office:value-type="string" office:string-value="ordreduce8" calcext:value-type="string">
            <text:p>or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8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1])" office:value-type="string" office:string-value="anddreduce8" calcext:value-type="string">
            <text:p>and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8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2])" office:value-type="string" office:string-value="xordreduce8" calcext:value-type="string">
            <text:p>xor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REDUCE16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3])" office:value-type="string" office:string-value="adddreduce16" calcext:value-type="string">
            <text:p>ad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16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4])" office:value-type="string" office:string-value="ordreduce16" calcext:value-type="string">
            <text:p>or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16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5])" office:value-type="string" office:string-value="anddreduce16" calcext:value-type="string">
            <text:p>an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16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6])" office:value-type="string" office:string-value="xordreduce16" calcext:value-type="string">
            <text:p>xor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7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ADD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2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8])" office:value-type="string" office:string-value="vfadd32" calcext:value-type="string">
            <text:p>vfad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4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9])" office:value-type="string" office:string-value="vfsub32" calcext:value-type="string">
            <text:p>vfsub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6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0])" office:value-type="string" office:string-value="vfmul32" calcext:value-type="string">
            <text:p>vfmul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ADD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3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1])" office:value-type="string" office:string-value="vfadd16" calcext:value-type="string">
            <text:p>vfad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5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2])" office:value-type="string" office:string-value="vfsub16" calcext:value-type="string">
            <text:p>vfsub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7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3])" office:value-type="string" office:string-value="vfmul16" calcext:value-type="string">
            <text:p>vfmul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DDREDUCE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0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4])" office:value-type="string" office:string-value="faddreduce16" calcext:value-type="string">
            <text:p>fa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1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5])" office:value-type="string" office:string-value="fstoh" calcext:value-type="string">
            <text:p>fst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HTOS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2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6])" office:value-type="string" office:string-value="fhtos" calcext:value-type="string">
            <text:p>fh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I16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7])" office:value-type="string" office:string-value="vfi16toh" calcext:value-type="string">
            <text:p>vfi16t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HTOI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9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8])" office:value-type="string" office:string-value="vfhtoi16" calcext:value-type="string">
            <text:p>vfhtoi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9])" office:value-type="string" office:string-value="cswap" calcext:value-type="string">
            <text:p>c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n</text:p>
          </table:table-cell>
          <table:table-cell table:formula="of:=LOWER([.A310])" office:value-type="string" office:string-value="cswapa" calcext:value-type="string">
            <text:p>cswa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office:value-type="float" office:value="1001" calcext:value-type="float">
            <text:p>001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1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2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B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3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H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4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5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6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FSR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C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C</text:p>
          </table:table-cell>
          <table:table-cell office:value-type="string" calcext:value-type="string">
            <text:p>op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CSR </text:p>
          </table:table-cell>
          <table:table-cell office:value-type="string" calcext:value-type="string">
            <text:p>op3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323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H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324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325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326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F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n</text:p>
          </table:table-cell>
          <table:table-cell table:formula="of:=LOWER([.A327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F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n</text:p>
          </table:table-cell>
          <table:table-cell table:formula="of:=LOWER([.A328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FSR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n</text:p>
          </table:table-cell>
          <table:table-cell table:formula="of:=LOWER([.A329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FQ 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n</text:p>
          </table:table-cell>
          <table:table-cell table:formula="of:=LOWER([.A330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C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n</text:p>
          </table:table-cell>
          <table:table-cell table:formula="of:=LOWER([.A331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C</text:p>
          </table:table-cell>
          <table:table-cell office:value-type="string" calcext:value-type="string">
            <text:p>op3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n</text:p>
          </table:table-cell>
          <table:table-cell table:formula="of:=LOWER([.A332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CSR</text:p>
          </table:table-cell>
          <table:table-cell office:value-type="string" calcext:value-type="string">
            <text:p>op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n</text:p>
          </table:table-cell>
          <table:table-cell table:formula="of:=LOWER([.A333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CQ</text:p>
          </table:table-cell>
          <table:table-cell office:value-type="string" calcext:value-type="string">
            <text:p>op3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n</text:p>
          </table:table-cell>
          <table:table-cell table:formula="of:=LOWER([.A334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TUB</text:p>
          </table:table-cell>
          <table:table-cell office:value-type="string" calcext:value-type="string">
            <text:p>op3</text:p>
          </table:table-cell>
          <table:table-cell office:value-type="float" office:value="1101" calcext:value-type="float">
            <text:p>001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5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6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7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8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9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0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1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2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3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4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5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6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7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8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5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9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5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0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5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1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2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office:value-type="float" office:value="1000" calcext:value-type="float">
            <text:p>001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3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office:value-type="float" office:value="11000" calcext:value-type="float">
            <text:p>011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4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5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6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7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8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office:value-type="float" office:value="1100" calcext:value-type="float">
            <text:p>001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9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office:value-type="float" office:value="11100" calcext:value-type="float">
            <text:p>011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0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1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2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3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4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5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6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7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8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9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0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1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2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3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4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office:value-type="float" office:value="111001" calcext:value-type="float">
            <text:p>111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5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6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7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8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9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0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1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2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3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4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5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6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7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8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9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90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91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1011" calcext:value-type="float">
            <text:p>111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92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3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4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5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WAP register with memory</text:p>
          </table:table-cell>
          <table:table-cell table:number-columns-repeated="2"/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6])" office:value-type="string" office:string-value="cswap" calcext:value-type="string">
            <text:p>csw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nr</text:p>
          </table:table-cell>
          <table:table-cell table:formula="of:=LOWER([.A397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4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75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5:30:20.139650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07T15:31:01.766601902</dc:date>
    <meta:editing-duration>P5DT57M2S</meta:editing-duration>
    <meta:editing-cycles>428</meta:editing-cycles>
    <meta:generator>LibreOffice/6.1.5.2$Linux_X86_64 LibreOffice_project/10$Build-2</meta:generator>
    <meta:document-statistic meta:table-count="6" meta:cell-count="16990" meta:object-count="0"/>
  </office:meta>
</office:document-meta>
</file>